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333333" draw:textarea-horizontal-align="justify" draw:textarea-vertical-align="middle" draw:auto-grow-height="false"/>
    </style:style>
    <style:style style:name="gr2" style:family="graphic" style:parent-style-name="standard">
      <style:graphic-properties draw:fill-color="#6633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fontwork-adjust="center" draw:fontwork-shadow="slant" draw:fontwork-shadow-offset-x="0cm" draw:fontwork-shadow-offset-y="0cm"/>
    </style:style>
    <style:style style:name="P1" style:family="paragraph">
      <style:paragraph-properties fo:text-align="start"/>
      <style:text-properties fo:font-family="'Courier New'" style:font-family-generic="modern" style:font-pitch="fixed" fo:font-size="15pt" style:font-size-asian="15pt" style:font-size-complex="15pt"/>
    </style:style>
    <style:style style:name="P2" style:family="paragraph">
      <style:text-properties fo:color="#00ae00" style:text-outline="true" fo:text-shadow="1pt 1pt"/>
    </style:style>
    <style:style style:name="T1" style:family="text">
      <style:text-properties fo:font-family="'Courier New'" style:font-family-generic="modern" style:font-pitch="fixed" fo:font-size="15pt" style:font-size-asian="15pt" style:font-size-complex="15pt"/>
    </style:style>
    <style:style style:name="T2" style:family="text">
      <style:text-properties fo:color="#00ae00" style:text-outline="true" fo:text-shadow="1pt 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5cm" svg:height="4.3cm" svg:x="1.3cm" svg:y="2.2cm">
          <text:p text:style-name="P1"><text:span text:style-name="T1">struct MyStruct</text:span></text:p>
          <text:p text:style-name="P1"><text:span text:style-name="T1">{</text:span></text:p>
          <text:p text:style-name="P1"><text:span text:style-name="T1"><text:s/></text:span><text:span text:style-name="T1">//code</text:span></text:p>
          <text:p text:style-name="P1"><text:span text:style-name="T1">}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5cm" svg:height="4.3cm" svg:x="6.8cm" svg:y="2.2cm">
          <text:p text:style-name="P1"><text:span text:style-name="T1">class MyClass</text:span></text:p>
          <text:p text:style-name="P1"><text:span text:style-name="T1">{</text:span></text:p>
          <text:p text:style-name="P1"><text:span text:style-name="T1"><text:s/></text:span><text:span text:style-name="T1">//code</text:span></text:p>
          <text:p text:style-name="P1"><text:span text:style-name="T1">}</text:span>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6.281cm" svg:height="0.962cm" svg:x="3.834cm" svg:y="6.838cm">
          <draw:text-box>
            <text:p text:style-name="P2"><text:span text:style-name="T2">C# - struct vs clas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bold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embossed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22T18:45:43</meta:creation-date>
    <dc:date>2014-01-22T18:54:41</dc:date>
    <meta:editing-duration>P0D</meta:editing-duration>
    <meta:editing-cycles>1</meta:editing-cycles>
    <meta:document-statistic meta:object-count="3"/>
    <meta:generator>LibreOffice/4.0.2.2$Linux_X86_64 LibreOffice_project/400m0$Build-2</meta:generator>
  </office:meta>
</office:document-meta>
</file>